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 fo:break-before="pag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 fo:padding-left="0cm" fo:padding-right="0cm" fo:padding-top="0cm" fo:padding-bottom="0.035cm" fo:border-left="none" fo:border-right="none" fo:border-top="none" fo:border-bottom="0.74pt solid #000000" style:shadow="none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 style:list-style-name="L1">
      <style:paragraph-properties fo:text-align="justify" style:justify-single-word="false"/>
    </style:style>
    <style:style style:name="P6" style:family="paragraph" style:parent-style-name="Text_20_body">
      <style:paragraph-properties fo:text-align="justify" style:justify-single-word="false"/>
      <style:text-properties officeooo:rsid="001f4c3a" officeooo:paragraph-rsid="001f4c3a"/>
    </style:style>
    <style:style style:name="P7" style:family="paragraph" style:parent-style-name="Text_20_body">
      <style:text-properties officeooo:paragraph-rsid="002084fa"/>
    </style:style>
    <style:style style:name="P8" style:family="paragraph" style:parent-style-name="Heading_20_1" style:master-page-name="MP0">
      <style:paragraph-properties fo:text-align="justify" style:justify-single-word="false" style:page-number="auto" fo:break-before="page"/>
    </style:style>
    <style:style style:name="T1" style:family="text">
      <style:text-properties style:font-name-complex="Mangal"/>
    </style:style>
    <style:style style:name="T2" style:family="text">
      <style:text-properties officeooo:rsid="002084fa"/>
    </style:style>
    <style:style style:name="T3" style:family="text">
      <style:text-properties officeooo:rsid="0022d33b"/>
    </style:style>
    <text:list-style style:name="L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Cel pracy</text:h>
      <text:p text:style-name="P2"><text:bookmark-start text:name="__DdeLink__0_1207456148"/>Celem pracy jest przygotowanie opisu obiegu dokumentów w Inspektoracie Nadzoru Budowlanego, ze szczególnym uwzględnieniem postępowania administracyjnego z zakresu udzielania pozwoleń na użytkowanie<text:span text:style-name="Odwołanie_20_do_20_komentarza"><text:span text:style-name="T1"><office:annotation><dc:creator>ISG</dc:creator><dc:date>2017-04-19T19:44:00</dc:date><text:p>Takie sformułowanie nie występuje ani w regułach biznesowych, ani w modelu pojęć </text:p></office:annotation></text:span></text:span>. Informacje zawarte w projekcie, znajdują odzwierciedlenie w Ustawie z dnia 7 VII 1994 r., Prawo Budowlane (tekst jednolity: Dz. U. z 2016 r. poz. 290, 961, 1165, 1250) oraz w Kodeksie Postępowania Administracyjnego (tekst jednolity: Dz. U. z 2016 r. poz. 23, 868, 996, 1579). Projekt zawiera elementy wykraczające poza system prawny obowiązujący w Polsce, wynikające z doświadczenia zawodowego Autorki pracy. Opracowany model może zostać zastosowany do optymalizacji obiegu dokumentacji w jednostkach administracyjnych tego typu.</text:p>
      <text:p text:style-name="P2">Modele wykorzystane w poniższej pracy, zostały przygotowanie za pomocą oprogramowania Visual Paradigm w wersji 13.2.<text:bookmark-end text:name="__DdeLink__0_1207456148"/></text:p>
      <text:p text:style-name="P1">Reguły</text:p>
      <text:list xml:id="list1957522750514046319" text:style-name="L1">
        <text:list-item>
          <text:p text:style-name="P5"><text:s/>Wniosek <text:span text:style-name="Odwołanie_20_do_20_komentarza"><text:span text:style-name="T1"><office:annotation><dc:creator>ISG</dc:creator><dc:date>2017-04-19T19:01:00</dc:date><text:p>Co to wniosek? Wniosek o co? Należy podać definicję tego pojęcia</text:p></office:annotation></text:span></text:span>musi przybrać formę pisemną.</text:p>
        </text:list-item>
        <text:list-item>
          <text:p text:style-name="P5"><text:bookmark-start text:name="__DdeLink__106_134759071"/><text:bookmark-start text:name="__DdeLink__104_134759071"/>Wniosek musi być złożony przez co najmniej jednego klienta bądź pełnomocnika<text:bookmark-end text:name="__DdeLink__106_134759071"/><text:bookmark-end text:name="__DdeLink__104_134759071"/><text:span text:style-name="Odwołanie_20_do_20_komentarza"><text:span text:style-name="T1"><office:annotation><dc:creator>ISG</dc:creator><dc:date>2017-04-19T18:59:00</dc:date><text:p>Pełnomocnika klienta?</text:p></office:annotation></text:span></text:span>.</text:p>
        </text:list-item>
        <text:list-item>
          <text:p text:style-name="P5"><text:bookmark-start text:name="__DdeLink__108_134759071"/>Każdy klient, składający wniosek<text:span text:style-name="Odwołanie_20_do_20_komentarza"><text:span text:style-name="T1"><office:annotation><dc:creator>ISG</dc:creator><dc:date>2017-04-19T19:00:00</dc:date><text:p>Usunęłabym Każdy klient i zostawiła tylko składający wnioske. Reguła wcześniejsza mówi, kto może składać wniosek</text:p></office:annotation></text:span></text:span>, musi wskazać dane do korespondencji<text:bookmark-end text:name="__DdeLink__108_134759071"/><text:span text:style-name="Odwołanie_20_do_20_komentarza"><text:span text:style-name="T1"><office:annotation><dc:creator>ISG</dc:creator><dc:date>2017-04-19T19:43:00</dc:date><text:p>Gdzie wskazuje dane do korespondencji?</text:p></office:annotation></text:span></text:span>.</text:p>
        </text:list-item>
        <text:list-item>
          <text:p text:style-name="P5"><text:bookmark-start text:name="__DdeLink__150_134759071"/>Wniosek musi być podpisany przez co najmniej jednego składającego<text:bookmark-end text:name="__DdeLink__150_134759071"/><text:span text:style-name="Odwołanie_20_do_20_komentarza"><text:span text:style-name="T1"><office:annotation><dc:creator>ISG</dc:creator><dc:date>2017-04-19T19:01:00</dc:date><text:p>Czy wniosek może być składany przez kilka osób?</text:p></office:annotation></text:span></text:span>.</text:p>
        </text:list-item>
        <text:list-item>
          <text:p text:style-name="P5"><text:bookmark-start text:name="__DdeLink__153_134759071"/>Wniosek musi zostać opatrzony dwiema pieczęciami <text:span text:style-name="Odwołanie_20_do_20_komentarza"><text:span text:style-name="T1"><office:annotation><dc:creator>ISG</dc:creator><dc:date>2017-04-19T19:02:00</dc:date><text:p>Kto podbija wniosek? Te dwie pieczęcie są wydawane przez różne organy, czy przez ten sam?</text:p></office:annotation></text:span></text:span>tj. wpływu i dekretacyjną.<text:bookmark-end text:name="__DdeLink__153_134759071"/></text:p>
        </text:list-item>
        <text:list-item>
          <text:p text:style-name="P5"><text:bookmark-start text:name="__DdeLink__157_134759071"/>Pełnomocnik nie może reprezentować wnioskodawcy <text:span text:style-name="Odwołanie_20_do_20_komentarza"><text:span text:style-name="T1"><office:annotation><dc:creator>ISG</dc:creator><dc:date>2017-04-19T19:03:00</dc:date><text:p>Czym się różni wnioskodawca od składającego wniosek?</text:p></office:annotation></text:span></text:span>bez okazania oryginału pełnomocnictwa oraz opłaty skarbowej<text:bookmark-end text:name="__DdeLink__157_134759071"/><text:span text:style-name="Odwołanie_20_do_20_komentarza"><text:span text:style-name="T1"><office:annotation><dc:creator>ISG</dc:creator><dc:date>2017-04-19T19:03:00</dc:date><text:p>W jaki sposób jest to okazywane? </text:p></office:annotation></text:span></text:span>.</text:p>
        </text:list-item>
        <text:list-item>
          <text:p text:style-name="P5"><text:bookmark-start text:name="__DdeLink__162_134759071"/>Klient <text:span text:style-name="Odwołanie_20_do_20_komentarza"><text:span text:style-name="T1"><office:annotation><dc:creator>ISG</dc:creator><dc:date>2017-04-19T19:04:00</dc:date><text:p>Tylko klient, czy pełnomocnik również?</text:p></office:annotation></text:span></text:span>może złożyć wniosek w formie elektronicznej <text:span text:style-name="Odwołanie_20_do_20_komentarza"><text:span text:style-name="T1"><office:annotation><dc:creator>ISG</dc:creator><dc:date>2017-04-19T19:43:00</dc:date><text:p>Jak ten zapis ma się do reguły 1?</text:p></office:annotation></text:span></text:span>tylko jeżeli posiada konto na platformie E-puap albo podpis kwalifikowany,<text:bookmark-end text:name="__DdeLink__162_134759071"/></text:p>
        </text:list-item>
        <text:list-item>
          <text:p text:style-name="P5"><text:bookmark-start text:name="__DdeLink__206_134759071"/>Adwokaci, radcy prawni oraz osoby w pierwszej linii pokrewieństwa <text:span text:style-name="Odwołanie_20_do_20_komentarza"><text:span text:style-name="T1"><office:annotation><dc:creator>ISG</dc:creator><dc:date>2017-04-19T19:05:00</dc:date><text:p>Jaka jest ich relacja z pełnomocnikiem?</text:p></office:annotation></text:span></text:span>z klientem nie muszą uiszczać opłaty skarbowej.<text:bookmark-end text:name="__DdeLink__206_134759071"/></text:p>
        </text:list-item>
        <text:list-item>
          <text:p text:style-name="P5"><text:bookmark-start text:name="__DdeLink__210_134759071"/>Wnioski z zakresu zawiadomienia <text:span text:style-name="Odwołanie_20_do_20_komentarza"><text:span text:style-name="T1"><office:annotation><dc:creator>ISG</dc:creator><dc:date>2017-04-19T19:38:00</dc:date><text:p>Wniosek, czy zawiadomienie? Wniosek sugeruje o wnioskowanie o coś (co najczęściej wiąże się z rozpatrzeniem, podjęciem decyzji), zaś Zawiadomienie sugeruje poinformowanie o jakimś fakcie. Proszę mnie sprostować, jeśli się mylę</text:p></office:annotation></text:span></text:span>o zamierzonym terminie rozpoczęcia robót, zawiadomienia o zakończeniu budowy oraz pozwolenia na użytkowanie nie mogą być przyjęte, jeżeli nie zawierają odpowiednich załączników<text:bookmark-end text:name="__DdeLink__210_134759071"/><text:span text:style-name="Odwołanie_20_do_20_komentarza"><text:span text:style-name="T1"><office:annotation><dc:creator>ISG</dc:creator><dc:date>2017-04-19T19:36:00</dc:date><text:p>Jakie to są wymagane załączniki?</text:p></office:annotation></text:span></text:span>.</text:p>
        </text:list-item>
        <text:list-item>
          <text:p text:style-name="P5"><text:bookmark-start text:name="__DdeLink__252_134759071"/>Wniosek musi zostać uznany za priorytetowy, jeżeli organ odwoławczy, bądź sąd, wyznaczy krótki termin rozpatrzenia<text:bookmark-end text:name="__DdeLink__252_134759071"/><text:span text:style-name="Odwołanie_20_do_20_komentarza"><text:span text:style-name="T1"><office:annotation><dc:creator>ISG</dc:creator><dc:date>2017-04-19T19:38:00</dc:date><text:p>Co to znaczy krótki termin rozpatrzenia?</text:p></office:annotation></text:span></text:span>.</text:p>
        </text:list-item>
        <text:list-item>
          <text:p text:style-name="P5"><text:bookmark-start text:name="__DdeLink__254_134759071"/>Wniosek musi zostać przekazany zgodnie z właściwością, jeżeli organ nie jest właściwym do jego rozpatrzenia<text:bookmark-end text:name="__DdeLink__254_134759071"/>.<text:span text:style-name="Odwołanie_20_do_20_komentarza"><text:span text:style-name="T1"><office:annotation><dc:creator>ISG</dc:creator><dc:date>2017-04-19T19:38:00</dc:date><text:p>Nie rozumiem tego sformułowania</text:p></office:annotation></text:span></text:span></text:p>
        </text:list-item>
        <text:list-item>
          <text:p text:style-name="P5"><text:bookmark-start text:name="__DdeLink__295_134759071"/>Przyjęty wniosek <text:span text:style-name="Odwołanie_20_do_20_komentarza"><text:span text:style-name="T1"><office:annotation><dc:creator>ISG</dc:creator><dc:date>2017-04-19T19:39:00</dc:date><text:p>Kto przyjmuje wniosek?</text:p></office:annotation></text:span></text:span>może inicjować sprawy albo może być przydzielony do sprawy już istniejącej<text:bookmark-end text:name="__DdeLink__295_134759071"/><text:span text:style-name="Odwołanie_20_do_20_komentarza"><text:span text:style-name="T1"><office:annotation><dc:creator>ISG</dc:creator><dc:date>2017-04-19T19:39:00</dc:date><text:p>A może ani nie inicjować sprawy, ani nie być przydzielony do sprawy już istniejącej?</text:p></office:annotation></text:span></text:span>.</text:p>
        </text:list-item>
        <text:list-item>
          <text:p text:style-name="P5"><text:s/><text:bookmark-start text:name="__DdeLink__299_134759071"/>Klient może udzielić <text:s/>pełnomocnictwa <text:span text:style-name="Odwołanie_20_do_20_komentarza"><text:span text:style-name="T1"><office:annotation><dc:creator>ISG</dc:creator><dc:date>2017-04-19T19:40:00</dc:date><text:p>W jaki sposób jest udzielane pełnomocnictwo?</text:p></office:annotation></text:span></text:span>do reprezentowania przed organem w sprawie danego wniosku.<text:bookmark-end text:name="__DdeLink__299_134759071"/></text:p>
        </text:list-item>
      </text:list>
      <text:p text:style-name="P3"/>
      <text:p text:style-name="P2">Aby móc zweryfikować podane reguły, potrzebuję:</text:p>
      <text:list xml:id="list212850850859538" text:continue-numbering="true" text:style-name="L1">
        <text:list-item>
          <text:list>
            <text:list-item>
              <text:p text:style-name="P5">krótkiego opisu procesu związanego z wnioskiem – proszę wybrać najprostszy scenariusz i opisać go słownie (dla uproszczenia proszę przyjąć ścieżkę pozytywną).</text:p>
            </text:list-item>
            <text:list-item>
              <text:p text:style-name="P5">Definicji kluczowych pojęć: Wniosku, klienta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Text_20_body"><text:soft-page-break/>Pani Ilono,</text:p>
      <text:p text:style-name="Text_20_body">faktycznie dziedziczenie zastosowane przy zawiadomieniu o zakończeniu budowy to nieporozumienie. Użycie zaś liczy mnogiej to już cios poniżej pasa. <text:span text:style-name="T2">Na razie usunęłam ten poziom. Nie wykluczam jednak powrotu do tego punktu. Może będzie ku temu okazja, gdy pokuszę się o modelowanie załączników do wniosku. Drzwi w tym temacie pozostawiam na razie otwarte.</text:span></text:p>
      <text:p text:style-name="P7">Przechodząc do brzegu:</text:p>
      <text:p text:style-name="Text_20_body">a) proces główny opisywać będzie ścieżkę pokonywaną przez wniosek od momentu wpływy do przydzielenia do pracownika. Z przystąpieniem do realizacji procesu chcę wstrzymać się do okresu wakacyjnego. Pracuję nad zmianami w pracy, które mogą bezpośrednio przełożyć się na zmiany w procesie.</text:p>
      <text:p text:style-name="P6">b) dwa pozostałe procesy opisywać będą „los” wniosku od momentu przydzielenia odpowiedniemu pracownikow<text:span text:style-name="T3">i</text:span> aż do zakończenia postępowania administracyjnego. Pierwszy proces (dzisiaj przesłany) opisuje postępowanie z zakresu zawiadomienia o zakończ<text:span text:style-name="T3">e</text:span>niu budowy. Jest to tzw. tryb uproszczony, z którego najczęściej korzystają inwestorzy oddający do użytkowania budynk<text:span text:style-name="T2">i</text:span> mieszkalne jednorodzinne (około 80%). W tym trybie oddawane są także do użytkowania sieci, linie kablowe oraz drogi. <text:span text:style-name="T2">Kolejny proces opisywać będzie postępowanie w sprawie udzielenia pozwolenia na użytkowanie. Jest to mechanizm bardziej złożony, który jest ściśle powiązany z procedurą administracyjną zawartą w Kodeksie Postępowania Administracyjneg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l" fo:country="PL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l" fo:country="PL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Normalny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Legenda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Tekst_20_komentarza" style:display-name="Tekst komentarza" style:family="paragraph" style:parent-style-name="Normalny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/>
    </style:style>
    <style:style style:name="Temat_20_komentarza" style:display-name="Temat komentarza" style:family="paragraph" style:parent-style-name="Tekst_20_komentarza" style:next-style-name="Tekst_20_komentarza">
      <style:paragraph-properties fo:hyphenation-ladder-count="no-limit"/>
      <style:text-properties fo:font-weight="bold" style:font-weight-asian="bold" style:font-weight-complex="bold" fo:hyphenate="false"/>
    </style:style>
    <style:style style:name="Tekst_20_dymka" style:display-name="Tekst dymka" style:family="paragraph" style:parent-style-name="Normalny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 fo:hyphenate="false"/>
    </style:style>
    <style:style style:name="Domyślna_20_czcionka_20_akapitu" style:display-name="Domyślna czcionka akapitu" style:family="text"/>
    <style:style style:name="Numbering_20_Symbols" style:display-name="Numbering Symbols" style:family="text"/>
    <style:style style:name="Odwołanie_20_do_20_komentarza" style:display-name="Odwołanie do komentarza" style:family="text" style:parent-style-name="Domyślna_20_czcionka_20_akapitu">
      <style:text-properties fo:font-size="8pt" style:font-size-asian="8pt" style:font-size-complex="8pt"/>
    </style:style>
    <style:style style:name="Tekst_20_komentarza_20_Znak" style:display-name="Tekst komentarza Znak" style:family="text" style:parent-style-name="Domyślna_20_czcionka_20_akapitu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Temat_20_komentarza_20_Znak" style:display-name="Temat komentarza Znak" style:family="text" style:parent-style-name="Tekst_20_komentarza_20_Znak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Tekst_20_dymka_20_Znak" style:display-name="Tekst dymka Znak" style:family="text" style:parent-style-name="Domyślna_20_czcionka_20_akapitu"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.0$Linux_X86_64 LibreOffice_project/10m0$Build-2</meta:generator>
    <meta:initial-creator>ISG</meta:initial-creator>
    <meta:creation-date>2017-04-11T21:30:00Z</meta:creation-date>
    <dc:date>2017-05-05T21:28:48.192808516</dc:date>
    <meta:editing-cycles>3</meta:editing-cycles>
    <meta:editing-duration>P1DT17H22M45S</meta:editing-duration>
    <meta:document-statistic meta:table-count="0" meta:image-count="0" meta:object-count="0" meta:page-count="3" meta:paragraph-count="25" meta:word-count="518" meta:character-count="3822" meta:non-whitespace-character-count="3340"/>
    <meta:template xlink:type="simple" xlink:actuate="onRequest" xlink:title="" xlink:href="Normal.dotm"/>
  </office:meta>
</office:document-meta>
</file>